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style:font-name="Century Gothic" fo:font-size="11pt" style:font-size-asian="11pt" style:font-size-complex="11pt"/>
    </style:style>
    <style:style style:name="P2" style:family="paragraph" style:parent-style-name="Standard">
      <style:paragraph-properties fo:line-height="115%"/>
      <style:text-properties style:font-name="Century Gothic" fo:font-size="11pt" fo:font-weight="bold" style:font-size-asian="11pt" style:font-weight-asian="bold" style:font-size-complex="11pt" style:font-weight-complex="bold"/>
    </style:style>
    <style:style style:name="P3" style:family="paragraph" style:parent-style-name="Standard">
      <style:paragraph-properties fo:line-height="115%"/>
      <style:text-properties style:font-name="Century Gothic" fo:font-size="11pt" fo:font-weight="normal" style:font-size-asian="11pt" style:font-weight-asian="normal" style:font-size-complex="11pt" style:font-weight-complex="normal"/>
    </style:style>
    <style:style style:name="P4" style:family="paragraph" style:parent-style-name="Standard" style:list-style-name="L1">
      <style:paragraph-properties fo:line-height="115%"/>
      <style:text-properties style:font-name="Century Gothic" fo:font-size="11pt" fo:font-weight="normal" style:font-size-asian="11pt" style:font-weight-asian="normal" style:font-size-complex="11pt" style:font-weight-complex="normal"/>
    </style:style>
    <style:style style:name="P5" style:family="paragraph" style:parent-style-name="Standard" style:list-style-name="L4">
      <style:paragraph-properties fo:line-height="115%"/>
      <style:text-properties style:font-name="Century Gothic" fo:font-size="11pt" fo:font-weight="normal" style:font-size-asian="11pt" style:font-weight-asian="normal" style:font-size-complex="11pt" style:font-weight-complex="normal"/>
    </style:style>
    <style:style style:name="P6" style:family="paragraph" style:parent-style-name="Standard" style:list-style-name="L2">
      <style:paragraph-properties fo:line-height="115%"/>
      <style:text-properties style:font-name="Century Gothic" fo:font-size="11pt" style:font-size-asian="11pt" style:font-size-complex="11pt"/>
    </style:style>
    <style:style style:name="P7" style:family="paragraph" style:parent-style-name="Standard" style:list-style-name="L3">
      <style:paragraph-properties fo:line-height="115%"/>
      <style:text-properties style:font-name="Century Gothic" fo:font-size="11pt" style:font-size-asian="11pt" style:font-size-complex="11pt"/>
    </style:style>
    <style:style style:name="P8" style:family="paragraph" style:parent-style-name="Standard" style:list-style-name="L4">
      <style:paragraph-properties fo:line-height="115%"/>
      <style:text-properties style:font-name="Century Gothic" fo:font-size="11pt" style:font-size-asian="11pt" style:font-size-complex="11pt"/>
    </style:style>
    <style:style style:name="P9" style:family="paragraph" style:parent-style-name="Standard" style:list-style-name="L5">
      <style:paragraph-properties fo:line-height="115%"/>
      <style:text-properties style:font-name="Century Gothic" fo:font-size="11pt" style:font-size-asian="11pt" style:font-size-complex="11pt"/>
    </style:style>
    <style:style style:name="P10" style:family="paragraph" style:parent-style-name="Standard" style:list-style-name="L4">
      <style:paragraph-properties fo:line-height="115%"/>
      <style:text-properties style:font-name="Century Gothic" fo:font-size="11pt" fo:font-style="normal" style:text-underline-style="none" style:font-size-asian="11pt" style:font-style-asian="normal" style:font-size-complex="11pt" style:font-style-complex="normal"/>
    </style:style>
    <style:style style:name="T1" style:family="text">
      <style:text-properties fo:background-color="transparent" loext:char-shading-value="0"/>
    </style:style>
    <style:style style:name="T2" style:family="text">
      <style:text-properties fo:font-style="normal" style:text-underline-style="none"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tspot modello mulino vitruviano</text:p>
      <text:p text:style-name="P2"/>
      <text:p text:style-name="P2">Canali - pop_init_1</text:p>
      <text:list xml:id="list6946844035804962541" text:style-name="L1">
        <text:list-item>
          <text:p text:style-name="P4">Il Canale - Sul sito vennero individuati anche porzioni di muratura molto superficiali di un probabile canale che doveva condurre l’acqua alla ruota. Questa veniva azionata grazie all'energia cinetica fornita dal salto di circa 4 metri tra la quota del canale a monte e la base della ruota a valle. </text:p>
        </text:list-item>
      </text:list>
      <text:p text:style-name="P3"/>
      <text:p text:style-name="P2">Ruota idraulica</text:p>
      <text:list xml:id="list4491411142680480705" text:style-name="L2">
        <text:list-item>
          <text:p text:style-name="P6">La ruota idraulica – pop_init_2 - La ruota idraulica permetteva di trasformare l'energia cinetica dell'acqua in forza motrice per azionare le mole e aveva un diametro di 100 digiti, pari a 185 cm. Non essendo stati riscontrati segni di chiusura interna tra le pale si può ipotizzare che si trattasse di una ruota “di fianco” sulla quale l'acqua agiva nel quadrante inferiore.</text:p>
        </text:list-item>
        <text:list-item>
          <text:p text:style-name="P6"><text:span text:style-name="T1">Il disco centrale – pop_init_3 - La parte </text:span>centrale della ruota era costituita da un massiccio disco in legno, del diametro di 43 digiti pari a 74 cm e sagomato con le facce convesse. Parecchie zeppe stringevano <text:span text:style-name="T1">a mò di </text:span><text:span text:style-name="T1">incastro</text:span> il disco sull'albero.</text:p>
        </text:list-item>
        <text:list-item>
          <text:p text:style-name="P6">La pale – pop_init_4 - Intorno all'orlo del disco erano inserite 18 pale, spesse 2,5 digiti pari a 4,6 cm, a doppia coda di rondine, di cui la più piccola era incastrata nel disco per 6 digiti, cioè 11,1 cm, seguendone il profilo curvo delle facce. L'altra coda si allargava gradualmente per altri 12 digiti pari a 22,3 cm fino a terminare in una pala rettangolare lunga 18 digiti, cioè 33,4 cm e larga esattamente un piede, pari a 29,77 cm. La forma di queste estremità giustifica la denominazione “pinna” adoperata da Vitruvio.</text:p>
        </text:list-item>
        <text:list-item>
          <text:p text:style-name="P6">Le corone - pop_init_5 - Due corone circolari, larghe un piede, fermavano le estremità delle pinne su entrambi i lati mediante tre cavicchi, in modo che l'interasse tra le pale fosse pari a 14 digiti, cioè 26 cm.</text:p>
        </text:list-item>
      </text:list>
      <text:p text:style-name="P3"/>
      <text:p text:style-name="P2">Albero motore</text:p>
      <text:list xml:id="list9178955283560592260" text:style-name="L3">
        <text:list-item>
          <text:p text:style-name="P7">L'albero motore - pop_init_6 - L'albero motore era l'elemento che trasmetteva il movimento della ruota all'apparato di macinazione. In corrispondenza del mozzo, l'albero aveva sezione quadrata di 10 digiti di lato, cioè 18,6 cm, mentre la sezione diventa circolare con un diametro sempre di 10 digiti nelle porzioni non incastrate nella ruota. </text:p>
        </text:list-item>
        <text:list-item>
          <text:p text:style-name="P7">L'appoggio - pop_init_7 - A 10 digiti, su uno dei lati della ruota, l'impronta dell'albero presentava un assottigliamento a strie dovuto probabilmente all'attrito del cuscinetto o al deterioramento delle ghiere di rivestimento del legno in corrispondenza di uno dei punti di appoggio della ruota.</text:p>
        </text:list-item>
        <text:list-item>
          <text:p text:style-name="P7">L'appoggio – pop_init_8 - L'impronta dell'albero in questo punto si presentava troncata in maniera irregolare. Questa rottura fu probabilmente dovuta all'usura del punto di appoggio. </text:p>
        </text:list-item>
      </text:list>
      <text:p text:style-name="P3"/>
      <text:p text:style-name="P2">Il lubecchio e la lanterna </text:p>
      <text:list xml:id="list3427247146050678774" text:style-name="L4">
        <text:list-item>
          <text:p text:style-name="P10">Gli ingranaggi - pop_init_9 - Il lubecchio e la lanterna sono gli ingranaggi che permettono di trasformare il movimento di rotazione della ruota <text:span text:style-name="T1">da </text:span><text:span text:style-name="T1">verticale in </text:span><text:span text:style-name="T1">orizzontale</text:span>, per trasmetterlo alle macine, e di regolare il numero di giri della macina rispetto a quello della ruota in base al loro rapporto. Di questo meccanismo non è <text:soft-page-break/>stata trovata traccia, per cui è possibile solo supporre che, trovandoci in presenza di una ruota rapida, il numero di giri dovesse essere ridotto con una ruota dentellata orizzontale più grande di quella verticale collegata all'albero. </text:p>
        </text:list-item>
        <text:list-item>
          <text:p text:style-name="P8">Il lubecchio - <text:span text:style-name="T2">pop_init_10 - </text:span>“...i mulini ad acqua ... tengono in un capo dell'asse una ruota dentata attaccatavi, e questa, posta in coltello, gira insieme con l'asse.” </text:p>
          <text:p text:style-name="P8">(Vitruvio, De architectura X 5,2)</text:p>
        </text:list-item>
        <text:list-item>
          <text:p text:style-name="P8">La lanterna - <text:span text:style-name="T2">pop_init_11 - </text:span>“Accanto ve n'è posta una altra maggiore, parimenti dentata, ma orizzontale, e col suo asse sulla estremità del quale è la spranga di ferro a coda di rondine, che regge la mola.”</text:p>
          <text:p text:style-name="P5">(Vitruvio, De architectura X 5,2)</text:p>
        </text:list-item>
      </text:list>
      <text:p text:style-name="P2"/>
      <text:p text:style-name="P2">Le macine </text:p>
      <text:list xml:id="list8036910875468611618" text:style-name="L5">
        <text:list-item>
          <text:p text:style-name="P9">Le macine - <text:span text:style-name="T2">pop_init_12 - <text:s/></text:span>Costituite da due grandi dischi di pietra vulcanica sovrapposti, probabilmente estratti dal vulcano spento di Roccamorfina, avevano un diametro di 80 cm e uno spessore di 25 cm. La mola inferiore fissa, detta “fondo” o “dormiente”, aveva la superficie concava, mentre quella superiore mobile, detta “corritoia”, era convessa. Le facce a contatto risultavano molto scabre e irregolari.</text:p>
        </text:list-item>
        <text:list-item>
          <text:p text:style-name="P9">Il foro centrale - <text:span text:style-name="T2">pop_init_13 - <text:s/></text:span>Le due pietre presentavano un foro centrale per il passaggio dell'albero motore che, ancorato alla mola superiore, ne permetteva la rotazione. Il foro centrale della mola superiore, detto occhio della macina, serviva per il passaggio del materiale da macinare.</text:p>
        </text:list-item>
      </text:list>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ENZO RAMACCIATO</meta:initial-creator>
    <meta:creation-date>2021-06-01T15:59:05.29</meta:creation-date>
    <dc:date>2021-10-24T22:03:55.89</dc:date>
    <meta:editing-duration>PT23H47M46S</meta:editing-duration>
    <meta:editing-cycles>17</meta:editing-cycles>
    <meta:generator>OpenOffice/4.1.6$Win32 OpenOffice.org_project/416m1$Build-9790</meta:generator>
    <meta:document-statistic meta:table-count="0" meta:image-count="0" meta:object-count="0" meta:page-count="2" meta:paragraph-count="21" meta:word-count="712" meta:character-count="4346"/>
  </office:meta>
</office:document-meta>
</file>